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2" table:default-cell-style-name="Accent_20_3"/>
        <table:table-column table:style-name="co2" table:number-columns-repeated="2" table:default-cell-style-name="Footnote"/>
        <table:table-column table:style-name="co2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Bad" office:value-type="string" calcext:value-type="string">
            <text:p>no space for 5</text:p>
          </table:table-cell>
          <table:table-cell table:style-name="Bad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tw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Accent_20_1" office:value-type="string" calcext:value-type="string">
            <text:p>open two</text:p>
          </table:table-cell>
          <table:table-cell table:style-name="Accent_20_1" office:value-type="float" office:value="20" calcext:value-type="float">
            <text:p>20</text:p>
          </table:table-cell>
          <table:table-cell table:formula="of:=[.B4]/[.B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d three</text:p>
          </table:table-cell>
          <table:table-cell office:value-type="float" office:value="100" calcext:value-type="float">
            <text:p>100</text:p>
          </table:table-cell>
          <table:table-cell table:formula="of:=[.B5]/[.B4]" office:value-type="float" office:value="5" calcext:value-type="float">
            <text:p>5</text:p>
          </table:table-cell>
          <table:table-cell table:formula="of:=[.B5]/[.B3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Accent_20_1" office:value-type="string" calcext:value-type="string">
            <text:p>open three</text:p>
          </table:table-cell>
          <table:table-cell table:style-name="Accent_20_1" office:value-type="float" office:value="600" calcext:value-type="float">
            <text:p>600</text:p>
          </table:table-cell>
          <table:table-cell table:formula="of:=[.B6]/[.B5]" office:value-type="float" office:value="6" calcext:value-type="float">
            <text:p>6</text:p>
          </table:table-cell>
          <table:table-cell table:formula="of:=[.B6]/[.B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losed four</text:p>
          </table:table-cell>
          <table:table-cell office:value-type="float" office:value="4200" calcext:value-type="float">
            <text:p>4200</text:p>
          </table:table-cell>
          <table:table-cell table:formula="of:=[.B7]/[.B6]" office:value-type="float" office:value="7" calcext:value-type="float">
            <text:p>7</text:p>
          </table:table-cell>
          <table:table-cell table:formula="of:=[.B7]/[.B5]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Accent_20_1" office:value-type="string" calcext:value-type="string">
            <text:p>open four</text:p>
          </table:table-cell>
          <table:table-cell table:style-name="Accent_20_1" office:value-type="float" office:value="33600" calcext:value-type="float">
            <text:p>33600</text:p>
          </table:table-cell>
          <table:table-cell table:formula="of:=[.B8]/[.B7]" office:value-type="float" office:value="8" calcext:value-type="float">
            <text:p>8</text:p>
          </table:table-cell>
          <table:table-cell table:formula="of:=[.B8]/[.B6]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Accent_20_1" office:value-type="string" calcext:value-type="string">
            <text:p>five in a row</text:p>
          </table:table-cell>
          <table:table-cell table:style-name="Accent_20_1" table:formula="of:=[.B8]*90" office:value-type="float" office:value="3024000" calcext:value-type="float">
            <text:p>3024000</text:p>
          </table:table-cell>
          <table:table-cell office:value-type="float" office:value="90" calcext:value-type="float">
            <text:p>90</text:p>
          </table:table-cell>
          <table:table-cell table:formula="of:=[.B9]/[.B7]" office:value-type="float" office:value="720" calcext:value-type="float">
            <text:p>72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number-columns-repeated="2" table:style-name="Accent_20_1" office:value-type="float" office:value="0" calcext:value-type="float">
            <text:p>0</text:p>
          </table:table-cell>
          <table:table-cell table:style-name="Default"/>
          <table:table-cell/>
          <table:table-cell table:style-name="Footnote"/>
        </table:table-row>
        <table:table-row table:style-name="ro1">
          <table:table-cell office:value-type="string" calcext:value-type="string">
            <text:p>0 with 1 capture threat</text:p>
          </table:table-cell>
          <table:table-cell table:formula="of:=[.C1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with 2 capture threat</text:p>
          </table:table-cell>
          <table:table-cell table:formula="of:=[.B12]*[.C1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with 3 capture threat</text:p>
          </table:table-cell>
          <table:table-cell table:formula="of:=[.B12]*[.C14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with 4 capture threat</text:p>
          </table:table-cell>
          <table:table-cell table:formula="of:=[.B12]*[.C1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with 5 capture threat</text:p>
          </table:table-cell>
          <table:table-cell table:formula="of:=[.B12]*[.C16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Accent_20_1" office:value-type="float" office:value="1" calcext:value-type="float">
            <text:p>1</text:p>
          </table:table-cell>
          <table:table-cell table:style-name="Accent_20_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with 1 capture threat</text:p>
          </table:table-cell>
          <table:table-cell table:formula="of:=[.B17]*[.C18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with 2 capture threat</text:p>
          </table:table-cell>
          <table:table-cell table:formula="of:=[.B17]*[.C19]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with 3 capture threat</text:p>
          </table:table-cell>
          <table:table-cell table:formula="of:=[.B17]*[.C20]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with 4 capture threat</text:p>
          </table:table-cell>
          <table:table-cell table:formula="of:=[.B17]*[.C21]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Accent_20_1" office:value-type="float" office:value="2" calcext:value-type="float">
            <text:p>2</text:p>
          </table:table-cell>
          <table:table-cell table:style-name="Accent_20_1" table:formula="of:=[.B17]*[.D22]" office:value-type="float" office:value="200" calcext:value-type="float">
            <text:p>20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 with 1 capture threat</text:p>
          </table:table-cell>
          <table:table-cell table:formula="of:=[.B22]*[.C23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with 2 capture threat</text:p>
          </table:table-cell>
          <table:table-cell table:formula="of:=[.B22]*[.C24]"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with 3 capture threat</text:p>
          </table:table-cell>
          <table:table-cell table:formula="of:=[.B22]*[.C25]"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Accent_20_1" office:value-type="float" office:value="3" calcext:value-type="float">
            <text:p>3</text:p>
          </table:table-cell>
          <table:table-cell table:style-name="Accent_20_1" table:formula="of:=[.B22]*[.D26]" office:value-type="float" office:value="1000" calcext:value-type="float">
            <text:p>100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with 1 capture threat</text:p>
          </table:table-cell>
          <table:table-cell table:formula="of:=[.B26]*[.C27]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with 2 capture threat</text:p>
          </table:table-cell>
          <table:table-cell table:formula="of:=[.B26]*[.C28]"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Accent_20_1" office:value-type="float" office:value="4" calcext:value-type="float">
            <text:p>4</text:p>
          </table:table-cell>
          <table:table-cell table:style-name="Accent_20_1" table:formula="of:=[.B26]*[.D29]" office:value-type="float" office:value="6000" calcext:value-type="float">
            <text:p>6000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4 with 1 capture threat</text:p>
          </table:table-cell>
          <table:table-cell table:formula="of:=[.B29]*[.C30]" office:value-type="float" office:value="48000" calcext:value-type="float">
            <text:p>48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Accent_20_1" office:value-type="float" office:value="5" calcext:value-type="float">
            <text:p>5</text:p>
          </table:table-cell>
          <table:table-cell table:style-name="Accent_20_1" table:formula="of:=[.B29]*[.D31]" office:value-type="float" office:value="42000000" calcext:value-type="float">
            <text:p>42000000</text:p>
          </table:table-cell>
          <table:table-cell/>
          <table:table-cell office:value-type="float" office:value="7000" calcext:value-type="float">
            <text:p>7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2:25:30.171768496</meta:creation-date>
    <dc:date>2025-09-02T00:03:10.941437895</dc:date>
    <meta:editing-duration>PT1H37M43S</meta:editing-duration>
    <meta:editing-cycles>1</meta:editing-cycles>
    <meta:document-statistic meta:table-count="1" meta:cell-count="88" meta:object-count="0"/>
    <meta:generator>LibreOffice/7.4.7.2$Linux_X86_64 LibreOffice_project/40$Build-2</meta:generator>
  </office:meta>
</office:document-meta>
</file>